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7f39" officeooo:paragraph-rsid="001f7f39"/>
    </style:style>
    <style:style style:name="P2" style:family="paragraph" style:parent-style-name="Standard">
      <style:text-properties officeooo:rsid="001f7f39" officeooo:paragraph-rsid="00202b98"/>
    </style:style>
    <style:style style:name="P3" style:family="paragraph" style:parent-style-name="Standard">
      <style:text-properties officeooo:rsid="001f7f39" officeooo:paragraph-rsid="0021a606"/>
    </style:style>
    <style:style style:name="P4" style:family="paragraph" style:parent-style-name="Standard">
      <style:text-properties officeooo:rsid="001f7f39" officeooo:paragraph-rsid="0024a31b"/>
    </style:style>
    <style:style style:name="P5" style:family="paragraph" style:parent-style-name="Standard">
      <style:text-properties officeooo:rsid="00233aba" officeooo:paragraph-rsid="0024a31b"/>
    </style:style>
    <style:style style:name="T1" style:family="text">
      <style:text-properties officeooo:rsid="00202b98"/>
    </style:style>
    <style:style style:name="T2" style:family="text">
      <style:text-properties officeooo:rsid="0024a31b"/>
    </style:style>
    <style:style style:name="T3" style:family="text">
      <style:text-properties style:text-position="super 58%" officeooo:rsid="00202b98"/>
    </style:style>
    <style:style style:name="T4" style:family="text">
      <style:text-properties officeooo:rsid="00254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span text:style-name="T2">Running into its third year, </text:span>Mid-West Arts Council <text:span text:style-name="T4">yet again</text:span> <text:span text:style-name="T2">delivered a successful </text:span>summer Art Camp <text:span text:style-name="T2">to Hamiota and surrounding communities. <text:s/></text:span>A major development of the program this summer was expanding to Rapid City, which was highly attended. <text:s/></text:p>
      <text:p text:style-name="P1"><text:tab/></text:p>
      <text:p text:style-name="P2"><text:tab/>Art Camp 2016 aimed to provide quality art education and engaging projects for children in <text:span text:style-name="T4">five</text:span> rural communities. <text:s/><text:span text:style-name="T1">Depending on town size and rate of attendance, the camp gave one or two 2-3 hour sessions for one or two weeks each during July to August. <text:s/>The students ranged in age from 4 to 13 years.</text:span></text:p>
      <text:p text:style-name="P2"><text:tab/><text:span text:style-name="T1">July featured “Christmas in July,” which encouraged students to 'think outside the box.' <text:s text:c="2"/>The Penguin Paradise project utilized recycled materials and required imagination and creative problem-solving. <text:s/>“Nature day” stressed the importance of observation of one's surroundings, as well as an appreciation for form and texture existing in nature, using pressed plants for collograph printmaking. <text:s/>Tie-dye was a favorite that was brought back this summer.</text:span></text:p>
      <text:p text:style-name="P4"><text:tab/><text:span text:style-name="T1">August had a more traditional fine arts focus, introducing the students to the practice of painting en plein air. <text:s/>Students were exposed to images of 1</text:span><text:span text:style-name="T3">st</text:span><text:span text:style-name="T1">-century wall paintings discovered in the remains of ancient Pompeii (and recreated their own), and were introduced to Jackson Polluck and abstract expressionism through an experimental latex drip painting project. <text:s/>Origami and tracing-art challenged students to think about form and shape, while developing fine motor skills. <text:s/>Large-scale class crayon drawings gave an opportunity for the class to work collaborately and capitalize on their imagination. <text:s/>Concluding two of the weeks in August, students participated in a group exhibition and a mini-critique on the final day. <text:s/>Nurturing an environment for constructive comments of their artwork from peers and parents, as well as doing public speaking, was undoubtedly a positive and novel experience that could benefit them in whatever career path the children pursue</text:span></text:p>
      <text:p text:style-name="P3"/>
      <text:p text:style-name="P5"><text:tab/>Communities opened facilities for free for the camp to happen. <text:s/>Parents in all communities expressed <text:span text:style-name="T4">enthusiasm</text:span> for the program, especially th<text:span text:style-name="T4">at it</text:span> came to the towns, <text:span text:style-name="T4">eliminating long</text:span> commut<text:span text:style-name="T4">es to attend</text:span>. <text:s/><text:span text:style-name="T1">One difficulty was that the grant received was 9 weeks, not the 10 the communities had come to expect, so the program had to be shortened this year. <text:s/>Secondly, attendance could have been increased and managed more effectively with more communication and registration. <text:s/>Resources such as community bulletins and local newspapers, such as the Hamiota Leader, will continue to be utilized. <text:s/>Another resource is each community's Facebook page, which has a wide audience and could reach more families.</text:span></text:p>
      <text:p text:style-name="P5"/>
      <text:p text:style-name="P5"><text:span text:style-name="T1"><text:tab/>It is our hope the MWAC will continue to receive the support that is vital to the offering quality summer program to these five rural communiti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6:20:28.814000000</meta:creation-date>
    <dc:date>2016-08-19T15:39:50.099000000</dc:date>
    <meta:editing-duration>PT27M34S</meta:editing-duration>
    <meta:editing-cycles>5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7" meta:word-count="438" meta:character-count="2828" meta:non-whitespace-character-count="2369"/>
  </office:meta>
</office:document-meta>
</file>